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8pt" style:font-size-asian="8pt" style:font-size-complex="8pt"/>
    </style:style>
    <style:style style:name="P4" style:family="paragraph" style:parent-style-name="Text_20_body" style:list-style-name="L1">
      <style:paragraph-properties fo:margin-left="0in" fo:margin-right="0in" fo:margin-top="0in" fo:margin-bottom="0in" style:line-height-at-least="0.202in" fo:text-indent="0in" style:auto-text-indent="false" fo:padding="0in" fo:border="none"/>
      <style:text-properties fo:font-variant="normal" fo:text-transform="none" fo:color="#333333" style:font-name="Arial" fo:font-size="10.6999998092651pt" fo:letter-spacing="normal" fo:font-style="normal" fo:font-weight="normal"/>
    </style:style>
    <style:style style:name="T1" style:family="text">
      <style:text-properties fo:font-variant="normal" fo:text-transform="none" fo:color="#333333" style:font-name="Arial" fo:font-size="10.6999998092651pt" fo:letter-spacing="normal" fo:font-style="normal" fo:font-weight="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ae Lee</text:p>
      <text:p text:style-name="Text_20_body">Derek McQuay</text:p>
      <text:p text:style-name="Text_20_body">ECEn 427-001</text:p>
      <text:p text:style-name="Text_20_body">Dr. Hutchings</text:p>
      <text:p text:style-name="P1">LAB 2</text:p>
      <text:p text:style-name="P2"/>
      <text:p text:style-name="P2"><text:tab/>We enabled interrupts using the code skeleton that was given to us in the lab description. <text:s/>It goes about enabling certain interrupts and also declaring interrupt handlers to allow us to decide what will be done when an interrupt from a certain IP is received. <text:s/>The IP and registers that we interacted with were the FIT, which we used to create timers such as 1 second counter and the other ones that we needed to compelte the lab. <text:s/>We also interacted with the button interrupt to allow for us to use the buttons and decide what would be done on each pressing of a button. <text:s/>With the buttons we had to pay special attention to the fact that we only cared about when certain buttons were being pressed at the same time. <text:s/>For example, to change the hour you need to press two buttons. <text:s/>We had to make sure that that registered and that a single button press did not change anything about the clock. <text:s/>Although, we did have to worry about making sure that the clock paused while any of the buttons were being pressed, whethere they were being pressed in combination or alone. <text:s/></text:p>
      <text:p text:style-name="P2"><text:tab/>Another thing that we did to help us maintain control over the buttons is declaring int currentButtonState which was an integer that represented the current button state, after going through our debouncing function. <text:s/>This allowed us to save in memory what the state of the button was and then we could check what buttons were being pressed and change the time variables accordingly. <text:s/>This made control over the buttons very easy and provided for a very easy interface. <text:s/></text:p>
      <text:p text:style-name="P2"/>
      <text:p text:style-name="P2"><text:tab/>Our interupt handler had two paths that it could take. <text:s/>It either received an interrupt from the FIT or from the buttons. <text:s/>We will first discuss what happens in the FIT.</text:p>
      <text:p text:style-name="P2"><text:tab/>The FIT we configured to have a global variable set that would count to 100, which, because the FIT sent an interrupt every 10ms, 100 times of that would give us 1 second. <text:s/>This helped us create the timer for the “seconds” on the clock. <text:s/>Based on this timing, we were able to create other timers, such as a debouncing timer that we set at 100ms, and also a half second timer, that we used to have our function of automatic roll-up or roll-down on the clock. <text:s/>Having these interupts made it very easy to control these timing sequences and actually made it easy to complete this aspect of the lab.</text:p>
      <text:p text:style-name="P2"><text:tab/>The other interrupts that we worried about were the buttons. <text:s/>In button handler, we made sure to turn off any other button interupts while we handled the current one. <text:s/>We also made a little if statement that would check to make sure that the button value had been set enough (this is how we debounced the buttons). <text:s/>Inside of the button interrupt handler is where we made all the logic to do the time increase or decrease. <text:s/>We had to make extra sure that we didn't have any logical errors. <text:s/>For example, we had to make sure that if we went above 59 seconds or if we went backwards from 0, we went to expected values and did not have issues with either a negative one or 60 or more seconds. <text:s/>All this was done in our button interrupt handler. <text:s text:c="2"/></text:p>
      <text:p text:style-name="P2"/>
      <text:p text:style-name="P2"/>
      <text:p text:style-name="P2"/>
      <text:p text:style-name="P3"><text:soft-page-break/>#include "xgpio.h" <text:s text:c="9"/>// Provides access to PB GPIO driver.</text:p>
      <text:p text:style-name="P3">#include &lt;stdio.h&gt; <text:s text:c="9"/>// xil_printf and so forth.</text:p>
      <text:p text:style-name="P3">#include "platform.h" <text:s text:c="6"/>// Enables caching and other system stuff.</text:p>
      <text:p text:style-name="P3">#include "mb_interface.h" <text:s text:c="2"/>// provides the microblaze interrupt enables, etc.</text:p>
      <text:p text:style-name="P3">#include "xintc_l.h" <text:s text:c="7"/>// Provides handy macros for the interrupt controller.</text:p>
      <text:p text:style-name="P3"/>
      <text:p text:style-name="P3">XGpio gpLED; <text:s/>// This is a handle for the LED GPIO block.</text:p>
      <text:p text:style-name="P3">XGpio gpPB; <text:s text:c="2"/>// This is a handle for the push-button GPIO block.</text:p>
      <text:p text:style-name="P3"/>
      <text:p text:style-name="P3">// This is invoked in response to a timer interrupt.</text:p>
      <text:p text:style-name="P3">// It does 2 things: 1) debounce switches, and 2) advances the time.</text:p>
      <text:p text:style-name="P3">int onesec;</text:p>
      <text:p text:style-name="P3">int tenms;</text:p>
      <text:p text:style-name="P3">int halfsec;</text:p>
      <text:p text:style-name="P3">int buttonValid;</text:p>
      <text:p text:style-name="P3">int currentButtonState;</text:p>
      <text:p text:style-name="P3">int hours;</text:p>
      <text:p text:style-name="P3">int mins;</text:p>
      <text:p text:style-name="P3">int seconds;</text:p>
      <text:p text:style-name="P3">int holding;</text:p>
      <text:p text:style-name="P3"/>
      <text:p text:style-name="P3">void pb_interrupt_handler();</text:p>
      <text:p text:style-name="P3"/>
      <text:p text:style-name="P3"/>
      <text:p text:style-name="P3">void timer_interrupt_handler() {</text:p>
      <text:p text:style-name="P3"><text:tab/>onesec++;</text:p>
      <text:p text:style-name="P3"><text:tab/>tenms++;</text:p>
      <text:p text:style-name="P3"><text:tab/>halfsec++;</text:p>
      <text:p text:style-name="P3"><text:tab/>if(currentButtonState == 0x00) {</text:p>
      <text:p text:style-name="P3"><text:tab/><text:tab/>holding = 0;</text:p>
      <text:p text:style-name="P3"><text:tab/><text:tab/>if(onesec == 100) {</text:p>
      <text:p text:style-name="P3"><text:tab/><text:tab/><text:tab/>onesec = 0;</text:p>
      <text:p text:style-name="P3"><text:tab/><text:tab/><text:tab/>seconds++;</text:p>
      <text:p text:style-name="P3"><text:tab/><text:tab/><text:tab/>if(seconds == 60) {</text:p>
      <text:p text:style-name="P3"><text:tab/><text:tab/><text:tab/><text:tab/>mins++;</text:p>
      <text:p text:style-name="P3"><text:tab/><text:tab/><text:tab/><text:tab/>seconds = 0;</text:p>
      <text:p text:style-name="P3"><text:tab/><text:tab/><text:tab/>}</text:p>
      <text:p text:style-name="P3"><text:tab/><text:tab/><text:tab/>if(mins == 60) {</text:p>
      <text:p text:style-name="P3"><text:tab/><text:tab/><text:tab/><text:tab/>hours++;</text:p>
      <text:p text:style-name="P3"><text:tab/><text:tab/> <text:tab/><text:tab/>mins = 0;</text:p>
      <text:p text:style-name="P3"><text:tab/><text:tab/><text:tab/>}</text:p>
      <text:p text:style-name="P3"><text:tab/><text:tab/><text:tab/>if(hours == 24) {</text:p>
      <text:p text:style-name="P3"><text:tab/><text:tab/><text:tab/><text:tab/>hours = 0;</text:p>
      <text:p text:style-name="P3"><text:tab/><text:tab/><text:tab/>}</text:p>
      <text:p text:style-name="P3"><text:tab/><text:tab/><text:tab/>xil_printf(" <text:s text:c="7"/>\r", hours, mins, seconds);</text:p>
      <text:p text:style-name="P3"><text:soft-page-break/><text:tab/><text:tab/><text:tab/>xil_printf("%02d:%02d:%02d\r", hours, mins, seconds);</text:p>
      <text:p text:style-name="P3"><text:tab/><text:tab/>}</text:p>
      <text:p text:style-name="P3"><text:tab/>}</text:p>
      <text:p text:style-name="P3"><text:tab/>else {</text:p>
      <text:p text:style-name="P3"><text:tab/><text:tab/>if(onesec == 100) {</text:p>
      <text:p text:style-name="P3"><text:tab/><text:tab/><text:tab/>onesec = 0;</text:p>
      <text:p text:style-name="P3"><text:tab/><text:tab/><text:tab/>holding = 1;</text:p>
      <text:p text:style-name="P3"><text:tab/><text:tab/><text:tab/>halfsec = 0;</text:p>
      <text:p text:style-name="P3"><text:tab/><text:tab/>}</text:p>
      <text:p text:style-name="P3"><text:tab/>}</text:p>
      <text:p text:style-name="P3"/>
      <text:p text:style-name="P3"><text:tab/>if(holding == 1){</text:p>
      <text:p text:style-name="P3"><text:tab/><text:tab/>if(halfsec == 50) {</text:p>
      <text:p text:style-name="P3"><text:tab/><text:tab/><text:tab/>halfsec = 0;</text:p>
      <text:p text:style-name="P3"><text:tab/><text:tab/><text:tab/>pb_interrupt_handler();</text:p>
      <text:p text:style-name="P3"/>
      <text:p text:style-name="P3"><text:tab/><text:tab/>}</text:p>
      <text:p text:style-name="P3"><text:tab/>}</text:p>
      <text:p text:style-name="P3"><text:tab/>if(tenms == 20) {</text:p>
      <text:p text:style-name="P3"><text:tab/><text:tab/>tenms = 0;</text:p>
      <text:p text:style-name="P3"><text:tab/><text:tab/>buttonValid = 1;</text:p>
      <text:p text:style-name="P3"><text:tab/>}</text:p>
      <text:p text:style-name="P3">}</text:p>
      <text:p text:style-name="P3">// This is invoked each time there is a change in the button state (result of a push or a bounce).</text:p>
      <text:p text:style-name="P3">void pb_interrupt_handler() {</text:p>
      <text:p text:style-name="P3"><text:s text:c="2"/>// Clear the GPIO interrupt.</text:p>
      <text:p text:style-name="P3"><text:s text:c="2"/>XGpio_InterruptGlobalDisable(&amp;gpPB); <text:s text:c="15"/>// Turn off all PB interrupts for now.</text:p>
      <text:p text:style-name="P3"><text:s text:c="2"/>currentButtonState = XGpio_DiscreteRead(&amp;gpPB, 1); <text:s/>// Get the current state of the buttons.</text:p>
      <text:p text:style-name="P3"><text:s text:c="2"/>// You need to do something here.</text:p>
      <text:p text:style-name="P3"><text:s text:c="2"/>if(buttonValid == 1) {</text:p>
      <text:p text:style-name="P3"><text:tab/> <text:s/>//xil_printf("button_interrupt\n\r");</text:p>
      <text:p text:style-name="P3"><text:tab/> <text:s/>//xil_printf("%x\n\r", currentButtonState);</text:p>
      <text:p text:style-name="P3"><text:tab/> <text:s/>onesec = 0;</text:p>
      <text:p text:style-name="P3"><text:tab/> <text:s/>buttonValid = 0;</text:p>
      <text:p text:style-name="P3"><text:tab/> <text:s/>if(currentButtonState == 0x18) {<text:tab/><text:tab/>// hour++</text:p>
      <text:p text:style-name="P3"><text:tab/><text:tab/> <text:s/>//xil_printf("hour++\n\r");</text:p>
      <text:p text:style-name="P3"><text:tab/><text:tab/> <text:s/>if(hours == 23) {</text:p>
      <text:p text:style-name="P3"><text:tab/><text:tab/><text:tab/> <text:s/>hours = 0;</text:p>
      <text:p text:style-name="P3"><text:tab/><text:tab/> <text:s/>}</text:p>
      <text:p text:style-name="P3"><text:tab/><text:tab/> <text:s/>else {</text:p>
      <text:p text:style-name="P3"><text:tab/><text:tab/><text:tab/> <text:s/>hours++;</text:p>
      <text:p text:style-name="P3"><text:tab/><text:tab/> <text:s/>}</text:p>
      <text:p text:style-name="P3"/>
      <text:p text:style-name="P3"><text:tab/> <text:s/>}</text:p>
      <text:p text:style-name="P3"><text:tab/> <text:s/>if(currentButtonState == 0x0c) {<text:tab/><text:tab/>// hour--</text:p>
      <text:p text:style-name="P3"><text:soft-page-break/><text:tab/><text:tab/> // xil_printf("hour--\n\r");</text:p>
      <text:p text:style-name="P3"><text:tab/><text:tab/> <text:s/>if(hours == 0) {</text:p>
      <text:p text:style-name="P3"><text:tab/><text:tab/><text:tab/> <text:s/>hours = 23;</text:p>
      <text:p text:style-name="P3"><text:tab/><text:tab/> <text:s/>}</text:p>
      <text:p text:style-name="P3"><text:tab/><text:tab/> <text:s/>else {</text:p>
      <text:p text:style-name="P3"><text:tab/><text:tab/><text:tab/> <text:s/>hours--;</text:p>
      <text:p text:style-name="P3"><text:tab/><text:tab/> <text:s/>}</text:p>
      <text:p text:style-name="P3"><text:tab/> <text:s/>}</text:p>
      <text:p text:style-name="P3"><text:tab/> <text:s/>if(currentButtonState == 0x11) {<text:tab/><text:tab/>//min++</text:p>
      <text:p text:style-name="P3"><text:tab/><text:tab/> <text:s/>//xil_printf("min++\n\r");</text:p>
      <text:p text:style-name="P3"><text:tab/><text:tab/> <text:s/>if(mins == 59) {</text:p>
      <text:p text:style-name="P3"><text:tab/><text:tab/><text:tab/> <text:s/>mins = 0;</text:p>
      <text:p text:style-name="P3"><text:tab/><text:tab/><text:tab/> <text:s/>hours++;</text:p>
      <text:p text:style-name="P3"><text:tab/><text:tab/> <text:s/>}</text:p>
      <text:p text:style-name="P3"><text:tab/><text:tab/> <text:s/>else {</text:p>
      <text:p text:style-name="P3"><text:tab/><text:tab/><text:tab/> <text:s/>mins++;</text:p>
      <text:p text:style-name="P3"><text:tab/><text:tab/> <text:s/>}</text:p>
      <text:p text:style-name="P3"><text:tab/> <text:s/>}</text:p>
      <text:p text:style-name="P3"><text:tab/> <text:s/>if(currentButtonState == 0x05) {<text:tab/><text:tab/>//min--</text:p>
      <text:p text:style-name="P3"><text:tab/><text:tab/> // xil_printf("min--\n\r");</text:p>
      <text:p text:style-name="P3"><text:tab/><text:tab/> <text:s/>if(mins == 0) {</text:p>
      <text:p text:style-name="P3"><text:tab/><text:tab/><text:tab/> <text:s/>mins = 59;</text:p>
      <text:p text:style-name="P3"><text:tab/><text:tab/><text:tab/> <text:s/>if(hours != 0)</text:p>
      <text:p text:style-name="P3"><text:tab/><text:tab/><text:tab/><text:tab/> <text:s/>hours--;</text:p>
      <text:p text:style-name="P3"><text:tab/><text:tab/> <text:s/>}</text:p>
      <text:p text:style-name="P3"><text:tab/><text:tab/> <text:s/>else {</text:p>
      <text:p text:style-name="P3"><text:tab/><text:tab/><text:tab/> <text:s/>mins--;</text:p>
      <text:p text:style-name="P3"><text:tab/><text:tab/> <text:s/>}</text:p>
      <text:p text:style-name="P3"><text:tab/> <text:s/>}</text:p>
      <text:p text:style-name="P3"><text:tab/> <text:s/>if(currentButtonState == 0x12) {<text:tab/><text:tab/>//sec++</text:p>
      <text:p text:style-name="P3"><text:tab/><text:tab/> // xil_printf("sec++\n\r");</text:p>
      <text:p text:style-name="P3"><text:tab/><text:tab/> <text:s/>if(seconds == 59) {</text:p>
      <text:p text:style-name="P3"><text:tab/><text:tab/><text:tab/> <text:s/>seconds = 0;</text:p>
      <text:p text:style-name="P3"><text:tab/><text:tab/><text:tab/> <text:s/>mins++;</text:p>
      <text:p text:style-name="P3"><text:tab/><text:tab/> <text:s/>}</text:p>
      <text:p text:style-name="P3"><text:tab/><text:tab/> <text:s/>else {</text:p>
      <text:p text:style-name="P3"><text:tab/><text:tab/><text:tab/> <text:s/>seconds++;</text:p>
      <text:p text:style-name="P3"><text:tab/><text:tab/> <text:s/>}</text:p>
      <text:p text:style-name="P3"><text:tab/> <text:s/>}</text:p>
      <text:p text:style-name="P3"><text:tab/> <text:s/>if(currentButtonState == 0x06) {<text:tab/><text:tab/>//sec--</text:p>
      <text:p text:style-name="P3"><text:tab/><text:tab/> // xil_printf("sec--\n\r");</text:p>
      <text:p text:style-name="P3"><text:tab/><text:tab/> <text:s/>if(seconds == 0) {</text:p>
      <text:p text:style-name="P3"><text:tab/><text:tab/><text:tab/> <text:s/>seconds = 59;</text:p>
      <text:p text:style-name="P3"><text:tab/><text:tab/><text:tab/> <text:s/>if(mins != 0)</text:p>
      <text:p text:style-name="P3"><text:tab/><text:tab/><text:tab/><text:tab/> <text:s/>mins--;</text:p>
      <text:p text:style-name="P3"><text:soft-page-break/><text:tab/><text:tab/> <text:s/>}</text:p>
      <text:p text:style-name="P3"><text:tab/><text:tab/> <text:s/>else {</text:p>
      <text:p text:style-name="P3"><text:tab/><text:tab/><text:tab/> <text:s/>seconds--;</text:p>
      <text:p text:style-name="P3"><text:tab/><text:tab/> <text:s/>}</text:p>
      <text:p text:style-name="P3"><text:tab/> <text:s/>}</text:p>
      <text:p text:style-name="P3"><text:tab/><text:tab/>xil_printf(" <text:s text:c="7"/>\r", hours, mins, seconds);</text:p>
      <text:p text:style-name="P3"><text:tab/><text:tab/>xil_printf("%02d:%02d:%02d\r", hours, mins, seconds);</text:p>
      <text:p text:style-name="P3"><text:s text:c="2"/>}</text:p>
      <text:p text:style-name="P3"><text:s text:c="2"/>XGpio_InterruptClear(&amp;gpPB, 0xFFFFFFFF); <text:s text:c="11"/>// Ack the PB interrupt.</text:p>
      <text:p text:style-name="P3"><text:s text:c="2"/>XGpio_InterruptGlobalEnable(&amp;gpPB); <text:s text:c="16"/>// Re-enable PB interrupts.</text:p>
      <text:p text:style-name="P3">}</text:p>
      <text:p text:style-name="P3"/>
      <text:p text:style-name="P3">// Main interrupt handler, queries the interrupt controller to see what peripheral</text:p>
      <text:p text:style-name="P3">// fired the interrupt and then dispatches the corresponding interrupt handler.</text:p>
      <text:p text:style-name="P3">// This routine acks the interrupt at the controller level but the peripheral</text:p>
      <text:p text:style-name="P3">// interrupt must be ack'd by the dispatched interrupt handler.</text:p>
      <text:p text:style-name="P3">void interrupt_handler_dispatcher(void* ptr) {</text:p>
      <text:p text:style-name="P3"><text:tab/>int intc_status = XIntc_GetIntrStatus(XPAR_INTC_0_BASEADDR);</text:p>
      <text:p text:style-name="P3"><text:tab/>// Check the FIT interrupt first.</text:p>
      <text:p text:style-name="P3"><text:tab/>if (intc_status &amp; XPAR_PUSH_BUTTONS_5BITS_IP2INTC_IRPT_MASK){</text:p>
      <text:p text:style-name="P3"><text:tab/><text:tab/>XIntc_AckIntr(XPAR_INTC_0_BASEADDR, XPAR_PUSH_BUTTONS_5BITS_IP2INTC_IRPT_MASK);</text:p>
      <text:p text:style-name="P3"><text:tab/><text:tab/>pb_interrupt_handler();</text:p>
      <text:p text:style-name="P3"><text:tab/>}</text:p>
      <text:p text:style-name="P3"><text:tab/>if (intc_status &amp; XPAR_FIT_TIMER_0_INTERRUPT_MASK){</text:p>
      <text:p text:style-name="P3"><text:tab/><text:tab/>XIntc_AckIntr(XPAR_INTC_0_BASEADDR, XPAR_FIT_TIMER_0_INTERRUPT_MASK);</text:p>
      <text:p text:style-name="P3"><text:tab/><text:tab/>timer_interrupt_handler();</text:p>
      <text:p text:style-name="P3"><text:tab/>}</text:p>
      <text:p text:style-name="P3"><text:tab/>// Check the push buttons.</text:p>
      <text:p text:style-name="P3"/>
      <text:p text:style-name="P3">}</text:p>
      <text:p text:style-name="P3"/>
      <text:p text:style-name="P3">int main (void) {</text:p>
      <text:p text:style-name="P3"><text:s text:c="4"/>init_platform();</text:p>
      <text:p text:style-name="P3"><text:s text:c="4"/>// Initialize the GPIO peripherals.</text:p>
      <text:p text:style-name="P3"><text:s text:c="4"/>int success;</text:p>
      <text:p text:style-name="P3"><text:s text:c="4"/>print("hello world\n\r");</text:p>
      <text:p text:style-name="P3"><text:s text:c="4"/>success = XGpio_Initialize(&amp;gpPB, XPAR_PUSH_BUTTONS_5BITS_DEVICE_ID);</text:p>
      <text:p text:style-name="P3"><text:s text:c="4"/>// Set the push button peripheral to be inputs.</text:p>
      <text:p text:style-name="P3"><text:s text:c="4"/>XGpio_SetDataDirection(&amp;gpPB, 1, 0x0000001F);</text:p>
      <text:p text:style-name="P3"><text:s text:c="4"/>// Enable the global GPIO interrupt for push buttons.</text:p>
      <text:p text:style-name="P3"><text:s text:c="4"/>XGpio_InterruptGlobalEnable(&amp;gpPB);</text:p>
      <text:p text:style-name="P3"><text:s text:c="4"/>// Enable all interrupts in the push button peripheral.</text:p>
      <text:p text:style-name="P3"><text:s text:c="4"/>XGpio_InterruptEnable(&amp;gpPB, 0xFFFFFFFF);</text:p>
      <text:p text:style-name="P3"/>
      <text:p text:style-name="P3"><text:s text:c="4"/>microblaze_register_handler(interrupt_handler_dispatcher, NULL);</text:p>
      <text:p text:style-name="P3"><text:soft-page-break/><text:s text:c="4"/>XIntc_EnableIntr(XPAR_INTC_0_BASEADDR,</text:p>
      <text:p text:style-name="P3"><text:s text:c="4"/><text:tab/><text:tab/>(XPAR_FIT_TIMER_0_INTERRUPT_MASK | XPAR_PUSH_BUTTONS_5BITS_IP2INTC_IRPT_MASK));</text:p>
      <text:p text:style-name="P3"><text:s text:c="4"/>XIntc_MasterEnable(XPAR_INTC_0_BASEADDR);</text:p>
      <text:p text:style-name="P3"><text:s text:c="4"/>microblaze_enable_interrupts();</text:p>
      <text:p text:style-name="P3"/>
      <text:p text:style-name="P3"><text:s text:c="4"/>while(1); <text:s/>// Program never ends.</text:p>
      <text:p text:style-name="P3"/>
      <text:p text:style-name="P3"><text:s text:c="4"/>cleanup_platform();</text:p>
      <text:p text:style-name="P3"/>
      <text:p text:style-name="P3"><text:s text:c="4"/>return 0;</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9-12T13:10:18</meta:creation-date>
    <dc:date>2014-09-12T13:33:04</dc:date>
    <dc:creator>Jae Lee</dc:creator>
    <meta:editing-duration>PT3M26S</meta:editing-duration>
    <meta:editing-cycles>1</meta:editing-cycles>
    <meta:document-statistic meta:table-count="0" meta:image-count="0" meta:object-count="0" meta:page-count="6" meta:paragraph-count="186" meta:word-count="1157" meta:character-count="7867" meta:non-whitespace-character-count="6308"/>
    <meta:generator>LibreOffice/3.5$Linux_X86_64 LibreOffice_project/235ab8a-3802056-4a8fed3-2d66ea8-e241b80</meta:generator>
  </office:meta>
</office:document-meta>
</file>